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 Cadastro de tipos de ingresso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<text:s/></text:span><text:span text:style-name="T9">Validação</text:span></text:p>
      <text:p text:style-name="P10"><text:span text:style-name="T11">E-mail 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 Cadastro de tipos de ingressos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>21/06/2015</text:p>
          </table:table-cell>
          <table:table-cell table:style-name="TableCell45">
            <text:p text:style-name="P46">2.0</text:p>
          </table:table-cell>
          <table:table-cell table:style-name="TableCell47">
            <text:p text:style-name="P48">Atualização do DAF – Cadastro de tipos de ingressos</text:p>
          </table:table-cell>
          <table:table-cell table:style-name="TableCell49">
            <text:p text:style-name="P50">Lucas de Assi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5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Fechad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 Cadastro de tipos de ingressos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e Cadastro de tipos de ingressos o software não está validando o campos: nome do tipo de ingresso e o preço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>Não foi implementada a validação na página de cadastro, referente aos campos de nome e preço. Por isso, nomes estranhos estavam sendo permitidos e gerando problemas na compra de ingressos. O preço em um formato inadequado também estava gerando problemas na compra de ingressos.</text:p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>Encontrada e solucionada</text:p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>Lucas de Assis - Desenvolvedor</text:p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>21/06/2015</text:p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>Não se aplica</text:p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>Página “cadastroTipoIngresso.jsp”</text:p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 Cadastro de tipos de ingresso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29:00Z</meta:creation-date>
    <dc:date>2015-06-21T15:55:00Z</dc:date>
    <meta:template xlink:href="Normal" xlink:type="simple"/>
    <meta:editing-cycles>4</meta:editing-cycles>
    <meta:editing-duration>PT300S</meta:editing-duration>
    <meta:document-statistic meta:page-count="2" meta:paragraph-count="3" meta:word-count="251" meta:character-count="1606" meta:row-count="11" meta:non-whitespace-character-count="1358"/>
  </office:meta>
</office:document-meta>
</file>